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3.56cm" fo:min-width="0.77cm"/>
    </style:style>
    <style:style style:name="gr2" style:family="graphic" style:parent-style-name="standard">
      <style:graphic-properties draw:stroke="none" draw:fill-color="#00cccc" draw:opacity="50%" draw:textarea-horizontal-align="justify" draw:textarea-vertical-align="middle" draw:auto-grow-height="false" fo:min-height="3.55cm" fo:min-width="0.7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0.77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000000" draw:fill-color="#000000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59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93cm" fo:min-width="0cm"/>
    </style:style>
    <style:style style:name="gr10" style:family="graphic" style:parent-style-name="standard">
      <style:graphic-properties draw:stroke="none" draw:fill-color="#00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1.665cm" fo:min-width="0.77cm"/>
    </style:style>
    <style:style style:name="gr12" style:family="graphic" style:parent-style-name="standard">
      <style:graphic-properties draw:stroke="none" draw:fill-color="#ff3333" draw:textarea-horizontal-align="justify" draw:textarea-vertical-align="middle" draw:auto-grow-height="false" fo:min-height="1.655cm" fo:min-width="0.77cm"/>
    </style:style>
    <style:style style:name="gr13" style:family="graphic" style:parent-style-name="standard">
      <style:graphic-properties draw:stroke="none" draw:fill-color="#00cccc" draw:opacity="50%" draw:textarea-horizontal-align="justify" draw:textarea-vertical-align="middle" draw:auto-grow-height="false" fo:min-height="1.645cm" fo:min-width="0.77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13cm" fo:min-width="0cm"/>
    </style:style>
    <style:style style:name="gr15" style:family="graphic" style:parent-style-name="standard">
      <style:graphic-properties draw:stroke="none" draw:fill-color="#dddddd" draw:textarea-horizontal-align="justify" draw:textarea-vertical-align="middle" draw:auto-grow-height="false" fo:min-height="10.164cm" fo:min-width="2.04cm"/>
    </style:style>
    <style:style style:name="gr16" style:family="graphic" style:parent-style-name="standard">
      <style:graphic-properties draw:stroke="none" draw:fill-color="#dddddd" draw:textarea-horizontal-align="justify" draw:textarea-vertical-align="middle" draw:auto-grow-height="false" fo:min-height="10.164cm" fo:min-width="1.99cm"/>
    </style:style>
    <style:style style:name="gr17" style:family="graphic" style:parent-style-name="objectwithoutfill">
      <style:graphic-properties draw:stroke="dash" draw:stroke-dash="Fine_20_Dotted" svg:stroke-width="0.353cm" draw:marker-start-width="0.726cm" draw:marker-end-width="0.726cm" svg:stroke-opacity="100%" draw:fill="none" draw:textarea-vertical-align="middle" fo:padding-top="0.298cm" fo:padding-bottom="0.298cm" fo:padding-left="0.423cm" fo:padding-right="0.423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262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1.428cm" fo:min-width="0cm"/>
    </style:style>
    <style:style style:name="gr20" style:family="graphic" style:parent-style-name="objectwithoutfill">
      <style:graphic-properties draw:stroke="dash" draw:stroke-dash="Ultrafine_20_Dashed" svg:stroke-width="0.081cm" svg:stroke-color="#ff33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3333" draw:opacity="50%"/>
      <style:paragraph-properties fo:text-align="center"/>
    </style:style>
    <style:style style:name="P2" style:family="paragraph">
      <loext:graphic-properties draw:fill-color="#00cccc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Ubuntu Condensed" fo:font-size="18pt" style:font-size-asian="14pt" style:font-size-complex="14pt"/>
    </style:style>
    <style:style style:name="P7" style:family="paragraph">
      <loext:graphic-properties draw:fill-color="#00cccc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 draw:fill-color="#ffffff"/>
      <style:text-properties style:font-name="Ubuntu Condensed" fo:font-size="18pt" style:font-size-asian="14pt" style:font-size-complex="14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end"/>
      <style:text-properties fo:color="#ff3333"/>
    </style:style>
    <style:style style:name="P12" style:family="paragraph">
      <loext:graphic-properties draw:fill="none" draw:fill-color="#ffffff"/>
      <style:paragraph-properties fo:text-align="end"/>
      <style:text-properties fo:color="#ff3333" style:font-name="Ubuntu Condensed" fo:font-size="36pt" fo:font-weight="bold" style:font-size-asian="14pt" style:font-size-complex="14pt"/>
    </style:style>
    <style:style style:name="T1" style:family="text">
      <style:text-properties style:font-name="Ubuntu Condensed" fo:font-size="18pt" style:font-size-asian="14pt" style:font-size-complex="14pt"/>
    </style:style>
    <style:style style:name="T2" style:family="text">
      <style:text-properties style:font-name="Ubuntu Condensed" fo:font-size="36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3.81cm" svg:x="11.16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3.8cm" svg:x="11.16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7.62cm" svg:x="11.16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6cm" svg:y1="8.61cm" svg:x2="12.43cm" svg:y2="8.61cm">
          <text:p/>
        </draw:line>
        <draw:line draw:style-name="gr5" draw:text-style-name="P3" draw:layer="layout" svg:x1="12.43cm" svg:y1="6.775cm" svg:x2="15.224cm" svg:y2="5.505cm">
          <text:p/>
        </draw:line>
        <draw:line draw:style-name="gr5" draw:text-style-name="P3" draw:layer="layout" svg:x1="12.43cm" svg:y1="10.545cm" svg:x2="15.224cm" svg:y2="11.815cm">
          <text:p/>
        </draw:line>
        <draw:line draw:style-name="gr6" draw:text-style-name="P3" draw:layer="layout" svg:x1="17.764cm" svg:y1="9.198cm" svg:x2="12.43cm" svg:y2="6.785cm">
          <text:p/>
        </draw:line>
        <draw:custom-shape draw:style-name="gr7" draw:text-style-name="P4" draw:layer="layout" svg:width="1.27cm" svg:height="1.27cm" svg:x="17.51cm" svg:y="8.6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8.472cm" svg:height="1.843cm" svg:x="2.288cm" svg:y="5.789cm">
          <draw:text-box>
            <text:p text:style-name="P5"><text:span text:style-name="T1">zona rimbalzo verso l’alto 20°</text:span></text:p>
          </draw:text-box>
        </draw:frame>
        <draw:frame draw:style-name="gr9" draw:text-style-name="P6" draw:layer="layout" svg:width="8.471cm" svg:height="1.843cm" svg:x="2.289cm" svg:y="10.122cm">
          <draw:text-box>
            <text:p text:style-name="P5"><text:span text:style-name="T1">zona rimbalzo verso il basso 20°</text:span></text:p>
          </draw:text-box>
        </draw:frame>
        <draw:custom-shape draw:style-name="gr10" draw:text-style-name="P7" draw:layer="layout" svg:width="1.27cm" svg:height="1.905cm" svg:x="11.145cm" svg:y="16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1.915cm" svg:x="11.145cm" svg:y="20.04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7cm" svg:height="1.905cm" svg:x="11.145cm" svg:y="21.9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27cm" svg:height="1.895cm" svg:x="11.145cm" svg:y="18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7.62cm" svg:x="11.145cm" svg:y="16.23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45cm" svg:y1="18.144cm" svg:x2="12.415cm" svg:y2="18.144cm">
          <text:p/>
        </draw:line>
        <draw:line draw:style-name="gr4" draw:text-style-name="P3" draw:layer="layout" svg:x1="11.145cm" svg:y1="20.039cm" svg:x2="12.415cm" svg:y2="20.039cm">
          <text:p/>
        </draw:line>
        <draw:line draw:style-name="gr4" draw:text-style-name="P3" draw:layer="layout" svg:x1="11.145cm" svg:y1="21.954cm" svg:x2="12.415cm" svg:y2="21.954cm">
          <text:p/>
        </draw:line>
        <draw:line draw:style-name="gr5" draw:text-style-name="P3" draw:layer="layout" svg:x1="12.415cm" svg:y1="19.104cm" svg:x2="15.209cm" svg:y2="17.834cm">
          <text:p/>
        </draw:line>
        <draw:line draw:style-name="gr5" draw:text-style-name="P3" draw:layer="layout" svg:x1="12.415cm" svg:y1="17.234cm" svg:x2="15.209cm" svg:y2="15.964cm">
          <text:p/>
        </draw:line>
        <draw:line draw:style-name="gr5" draw:text-style-name="P3" draw:layer="layout" svg:x1="12.415cm" svg:y1="20.974cm" svg:x2="15.209cm" svg:y2="22.244cm">
          <text:p/>
        </draw:line>
        <draw:line draw:style-name="gr5" draw:text-style-name="P3" draw:layer="layout" svg:x1="12.415cm" svg:y1="22.844cm" svg:x2="15.209cm" svg:y2="24.114cm">
          <text:p/>
        </draw:line>
        <draw:line draw:style-name="gr5" draw:text-style-name="P3" draw:layer="layout" svg:x1="12.415cm" svg:y1="17.235cm" svg:x2="14.323cm" svg:y2="14.831cm">
          <text:p/>
        </draw:line>
        <draw:line draw:style-name="gr5" draw:text-style-name="P3" draw:layer="layout" svg:x1="12.415cm" svg:y1="22.853cm" svg:x2="14.323cm" svg:y2="25.257cm">
          <text:p/>
        </draw:line>
        <draw:line draw:style-name="gr6" draw:text-style-name="P3" draw:layer="layout" svg:x1="17.749cm" svg:y1="21.527cm" svg:x2="12.415cm" svg:y2="19.114cm">
          <text:p/>
        </draw:line>
        <draw:custom-shape draw:style-name="gr7" draw:text-style-name="P4" draw:layer="layout" svg:width="1.27cm" svg:height="1.27cm" svg:x="17.495cm" svg:y="21.019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8.49cm" svg:height="0.963cm" svg:x="2.27cm" svg:y="18.688cm">
          <draw:text-box>
            <text:p><text:span text:style-name="T1">zona rimbalzo verso l’alto 20°</text:span></text:p>
          </draw:text-box>
        </draw:frame>
        <draw:frame draw:style-name="gr14" draw:text-style-name="P9" draw:layer="layout" svg:width="8.489cm" svg:height="0.963cm" svg:x="2.271cm" svg:y="20.603cm">
          <draw:text-box>
            <text:p><text:span text:style-name="T1">zona rimbalzo verso il basso 20°</text:span></text:p>
          </draw:text-box>
        </draw:frame>
        <draw:frame draw:style-name="gr14" draw:text-style-name="P9" draw:layer="layout" svg:width="8.487cm" svg:height="0.963cm" svg:x="2.273cm" svg:y="22.503cm">
          <draw:text-box>
            <text:p><text:span text:style-name="T1">zona rimbalzo verso il basso 40°</text:span></text:p>
          </draw:text-box>
        </draw:frame>
        <draw:frame draw:style-name="gr14" draw:text-style-name="P9" draw:layer="layout" svg:width="8.487cm" svg:height="0.963cm" svg:x="2.273cm" svg:y="16.788cm">
          <draw:text-box>
            <text:p><text:span text:style-name="T1">zona rimbalzo verso l’alto 40°</text:span></text:p>
          </draw:text-box>
        </draw:frame>
      </draw:page>
      <draw:page draw:name="page2" draw:style-name="dp1" draw:master-page-name="Default">
        <draw:custom-shape draw:style-name="gr15" draw:text-style-name="P10" draw:layer="layout" svg:width="2.54cm" svg:height="10.414cm" svg:x="1cm" svg:y="2.1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49cm" svg:height="10.414cm" svg:x="17.51cm" svg:y="2.143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3.413cm" svg:y1="2.27cm" svg:x2="17.637cm" svg:y2="2.27cm">
          <text:p/>
        </draw:line>
        <draw:line draw:style-name="gr17" draw:text-style-name="P3" draw:layer="layout" svg:x1="3.413cm" svg:y1="12.43cm" svg:x2="17.637cm" svg:y2="12.43cm">
          <text:p/>
        </draw:line>
        <draw:line draw:style-name="gr17" draw:text-style-name="P3" draw:layer="layout" svg:x1="10.525cm" svg:y1="2.651cm" svg:x2="10.525cm" svg:y2="12.049cm">
          <text:p/>
        </draw:line>
        <draw:custom-shape draw:style-name="gr18" draw:text-style-name="P4" draw:layer="layout" svg:width="0.762cm" svg:height="0.762cm" svg:x="16.748cm" svg:y="6.74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29cm" svg:y1="6.998cm" svg:x2="19.542cm" svg:y2="8.141cm">
          <text:p/>
        </draw:line>
        <draw:frame draw:style-name="gr19" draw:text-style-name="P12" draw:layer="layout" svg:width="1.017cm" svg:height="1.678cm" svg:x="3.793cm" svg:y="4.81cm">
          <draw:text-box>
            <text:p text:style-name="P11"><text:span text:style-name="T2">?</text:span></text:p>
          </draw:text-box>
        </draw:frame>
        <draw:custom-shape draw:style-name="gr18" draw:text-style-name="P4" draw:layer="layout" svg:width="0.762cm" svg:height="0.762cm" svg:x="1cm" svg:y="7.98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.381cm" svg:y1="8.239cm" svg:x2="3.794cm" svg:y2="9.382cm">
          <text:p/>
        </draw:line>
        <draw:path draw:style-name="gr20" draw:text-style-name="P3" draw:layer="layout" svg:width="18.889cm" svg:height="2.491cm" draw:transform="rotate (3.10668606854991) translate (19.9153364677533cm 9.30454658680784cm)" svg:viewBox="0 0 18890 2492" svg:d="M283 1056c-3188-3955 21645 4836 18295-13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09:13:09.312647092</meta:creation-date>
    <dc:date>2018-05-13T18:13:29.585787197</dc:date>
    <meta:editing-duration>PT21M11S</meta:editing-duration>
    <meta:editing-cycles>5</meta:editing-cycles>
    <meta:generator>LibreOffice/5.1.6.2$Linux_X86_64 LibreOffice_project/10m0$Build-2</meta:generator>
    <meta:document-statistic meta:object-count="41"/>
  </office:meta>
</office:document-meta>
</file>